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68b" officeooo:paragraph-rsid="0005568b"/>
    </style:style>
    <style:style style:name="P2" style:family="paragraph" style:parent-style-name="Standard" style:list-style-name="L1">
      <style:text-properties officeooo:rsid="0005568b" officeooo:paragraph-rsid="0005568b"/>
    </style:style>
    <style:style style:name="P3" style:family="paragraph" style:parent-style-name="Standard" style:list-style-name="L2">
      <style:text-properties officeooo:rsid="0005568b" officeooo:paragraph-rsid="0005568b"/>
    </style:style>
    <style:style style:name="P4" style:family="paragraph" style:parent-style-name="Standard" style:list-style-name="L2">
      <style:text-properties officeooo:rsid="0005568b" officeooo:paragraph-rsid="0006956c"/>
    </style:style>
    <style:style style:name="P5" style:family="paragraph" style:parent-style-name="Standard" style:list-style-name="L2">
      <style:text-properties officeooo:rsid="0005568b" officeooo:paragraph-rsid="000f436f"/>
    </style:style>
    <style:style style:name="P6" style:family="paragraph" style:parent-style-name="Standard" style:list-style-name="L2">
      <style:text-properties officeooo:rsid="0005568b" officeooo:paragraph-rsid="00142798"/>
    </style:style>
    <style:style style:name="P7" style:family="paragraph" style:parent-style-name="Standard" style:list-style-name="L1">
      <style:text-properties officeooo:rsid="0006956c" officeooo:paragraph-rsid="0006956c"/>
    </style:style>
    <style:style style:name="P8" style:family="paragraph" style:parent-style-name="Standard" style:list-style-name="L2">
      <style:text-properties officeooo:rsid="0008bdd1" officeooo:paragraph-rsid="0008bdd1"/>
    </style:style>
    <style:style style:name="P9" style:family="paragraph" style:parent-style-name="Standard" style:list-style-name="L2">
      <style:text-properties officeooo:rsid="000f4bd5" officeooo:paragraph-rsid="000f4bd5"/>
    </style:style>
    <style:style style:name="P10" style:family="paragraph" style:parent-style-name="Standard" style:list-style-name="L2">
      <style:text-properties officeooo:rsid="00157fc0" officeooo:paragraph-rsid="00157fc0"/>
    </style:style>
    <style:style style:name="P11" style:family="paragraph" style:parent-style-name="Standard" style:list-style-name="L2">
      <style:text-properties officeooo:rsid="00106815" officeooo:paragraph-rsid="00106815"/>
    </style:style>
    <style:style style:name="P12" style:family="paragraph" style:parent-style-name="Standard" style:list-style-name="L2">
      <style:text-properties officeooo:rsid="00171822" officeooo:paragraph-rsid="00171822"/>
    </style:style>
    <style:style style:name="T1" style:family="text">
      <style:text-properties style:text-position="super 58%"/>
    </style:style>
    <style:style style:name="T2" style:family="text">
      <style:text-properties officeooo:rsid="000da58f"/>
    </style:style>
    <style:style style:name="T3" style:family="text">
      <style:text-properties officeooo:rsid="000f436f"/>
    </style:style>
    <style:style style:name="T4" style:family="text">
      <style:text-properties officeooo:rsid="00165b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rocessing</text:p>
      <text:p text:style-name="P1"/>
      <text:p text:style-name="P1">The way we <text:span text:style-name="T4">used to</text:span> do it:</text:p>
      <text:list xml:id="list5889138588415114711" text:style-name="L1">
        <text:list-item>
          <text:p text:style-name="P2">Read in all files, irrespective of format, with readtext</text:p>
        </text:list-item>
        <text:list-item>
          <text:p text:style-name="P2">Remove numbers, punctuations, symbols, twitter symbols, hyphens and urls</text:p>
        </text:list-item>
        <text:list-item>
          <text:p text:style-name="P2">Remove date-related words</text:p>
        </text:list-item>
        <text:list-item>
          <text:p text:style-name="P2">Remove words containing underscores</text:p>
        </text:list-item>
        <text:list-item>
          <text:p text:style-name="P2">Remove all remaining non-character tokens</text:p>
        </text:list-item>
        <text:list-item>
          <text:p text:style-name="P2">Set everything to lowercase</text:p>
        </text:list-item>
        <text:list-item>
          <text:p text:style-name="P2">Remove lines that occur more than 10 times in a city’s corpus</text:p>
        </text:list-item>
        <text:list-item>
          <text:p text:style-name="P2">Remove non-english words</text:p>
        </text:list-item>
        <text:list-item>
          <text:p text:style-name="P2">Remove stopwords</text:p>
        </text:list-item>
        <text:list-item>
          <text:p text:style-name="P7">Remove documents in which too many words are the same</text:p>
        </text:list-item>
        <text:list-item>
          <text:p text:style-name="P7">Remove documents with too few unique tokens</text:p>
        </text:list-item>
        <text:list-item>
          <text:p text:style-name="P7">Remove documents with too few tokens</text:p>
        </text:list-item>
        <text:list-item>
          <text:p text:style-name="P7">Remove remaining duplicates</text:p>
        </text:list-item>
        <text:list-item>
          <text:p text:style-name="P7">Apply boilerplate detector</text:p>
        </text:list-item>
        <text:list-item>
          <text:p text:style-name="P7">Lemmatize</text:p>
        </text:list-item>
      </text:list>
      <text:p text:style-name="P1"/>
      <text:p text:style-name="P1">The way <text:span text:style-name="T4">we now do it:</text:span></text:p>
      <text:list xml:id="list6247800677341086242" text:style-name="L2">
        <text:list-item>
          <text:p text:style-name="P3">Read in all html files with boilerpipe</text:p>
          <text:list>
            <text:list-item>
              <text:p text:style-name="P3">Remove files with leftover html code, usually found with something like str_detect(., “".className"), “"/*! jQuery"”, etc.</text:p>
            </text:list-item>
          </text:list>
        </text:list-item>
        <text:list-item>
          <text:p text:style-name="P3">Read in all other files with readtext</text:p>
          <text:list>
            <text:list-item>
              <text:p text:style-name="P3">Ignore PDFs over 10Mb in size, not worth the trouble</text:p>
            </text:list-item>
          </text:list>
        </text:list-item>
        <text:list-item>
          <text:p text:style-name="P3">Parse</text:p>
        </text:list-item>
        <text:list-item>
          <text:p text:style-name="P4">Use the lemma</text:p>
        </text:list-item>
        <text:list-item>
          <text:p text:style-name="P5">Remove all entities except LAW, NORP, <text:span text:style-name="T3">WORK_OF_ART; and ORG if they are also NOUN in any city, not just the current</text:span></text:p>
        </text:list-item>
        <text:list-item>
          <text:p text:style-name="P6"><text:span text:style-name="T2">Keep</text:span> NOUN, ADJ, VERB and PROPN <text:span text:style-name="T2">if they also appear in NOUN in any city, not just the current</text:span></text:p>
        </text:list-item>
        <text:list-item>
          <text:p text:style-name="P8">Remove numbers like 14<text:span text:style-name="T1">th</text:span> (the parser should detect these but it doesn’t)</text:p>
        </text:list-item>
        <text:list-item>
          <text:p text:style-name="P12">Remove all characters that aren’t part of the English alphabet</text:p>
        </text:list-item>
        <text:list-item>
          <text:p text:style-name="P3">Convert to tokens object</text:p>
        </text:list-item>
        <text:list-item>
          <text:p text:style-name="P3">Remove stopwords</text:p>
        </text:list-item>
        <text:list-item>
          <text:p text:style-name="P9">Hunspell</text:p>
        </text:list-item>
        <text:list-item>
          <text:p text:style-name="P10">Remove words with less than 3 characters</text:p>
        </text:list-item>
        <text:list-item>
          <text:p text:style-name="P11">Retain one copy of all documents that are exact duplicates</text:p>
        </text:list-item>
        <text:list-item>
          <text:p text:style-name="P10">Remove empty docs again (since some lost their cont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2:55:46.527977489</meta:creation-date>
    <dc:date>2019-05-13T14:19:58.499579966</dc:date>
    <meta:editing-duration>PT1H58M3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265" meta:character-count="1449" meta:non-whitespace-character-count="1249"/>
  </office:meta>
</office:document-meta>
</file>